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5.667cm" style:rel-column-width="21845*"/>
    </style:style>
    <style:style style:name="Таблица1.B" style:family="table-column">
      <style:table-column-properties style:column-width="5.667cm" style:rel-column-width="21844*"/>
    </style:style>
    <style:style style:name="Таблица1.C" style:family="table-column">
      <style:table-column-properties style:column-width="5.667cm" style:rel-column-width="2184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text-properties officeooo:rsid="001011a1" officeooo:paragraph-rsid="001011a1"/>
    </style:style>
    <style:style style:name="P3" style:family="paragraph" style:parent-style-name="Text_20_body">
      <style:text-properties officeooo:rsid="00177bb0" officeooo:paragraph-rsid="00330dae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Standard">
      <style:text-properties officeooo:paragraph-rsid="0011305f"/>
    </style:style>
    <style:style style:name="P6" style:family="paragraph" style:parent-style-name="Standard">
      <style:text-properties fo:font-weight="normal" officeooo:rsid="0022fe75" officeooo:paragraph-rsid="00209aed" style:font-weight-asian="normal" style:font-weight-complex="normal"/>
    </style:style>
    <style:style style:name="P7" style:family="paragraph" style:parent-style-name="Standard">
      <style:text-properties fo:font-weight="normal" officeooo:rsid="0037c81c" officeooo:paragraph-rsid="0037c81c" style:font-weight-asian="normal" style:font-weight-complex="normal"/>
    </style:style>
    <style:style style:name="P8" style:family="paragraph" style:parent-style-name="Standard">
      <style:text-properties officeooo:rsid="004302ef" officeooo:paragraph-rsid="004302ef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Table_20_Contents">
      <style:text-properties officeooo:rsid="0037c81c" officeooo:paragraph-rsid="0037c81c"/>
    </style:style>
    <style:style style:name="P11" style:family="paragraph" style:parent-style-name="Table_20_Contents">
      <style:text-properties officeooo:rsid="0037c81c" officeooo:paragraph-rsid="003c3022"/>
    </style:style>
    <style:style style:name="P12" style:family="paragraph" style:parent-style-name="Table_20_Contents">
      <style:text-properties officeooo:rsid="0038911d" officeooo:paragraph-rsid="0038911d"/>
    </style:style>
    <style:style style:name="P13" style:family="paragraph" style:parent-style-name="Standard" style:list-style-name="WW8Num2"/>
    <style:style style:name="P14" style:family="paragraph" style:parent-style-name="Standard" style:list-style-name="WW8Num2">
      <style:text-properties fo:font-weight="normal" style:font-weight-asian="normal" style:font-weight-complex="normal"/>
    </style:style>
    <style:style style:name="P15" style:family="paragraph" style:parent-style-name="Standard">
      <style:text-properties fo:font-weight="normal" officeooo:rsid="004302ef" officeooo:paragraph-rsid="004302ef" style:font-weight-asian="normal" style:font-weight-complex="normal"/>
    </style:style>
    <style:style style:name="P16" style:family="paragraph" style:parent-style-name="Standard" style:list-style-name="L3">
      <style:text-properties fo:font-weight="normal" officeooo:rsid="0024d94d" officeooo:paragraph-rsid="00268bab" style:font-weight-asian="normal" style:font-weight-complex="normal"/>
    </style:style>
    <style:style style:name="P17" style:family="paragraph" style:parent-style-name="Standard" style:list-style-name="L3">
      <style:text-properties fo:font-weight="normal" officeooo:rsid="00268bab" officeooo:paragraph-rsid="002df73c" style:font-weight-asian="normal" style:font-weight-complex="normal"/>
    </style:style>
    <style:style style:name="P18" style:family="paragraph" style:parent-style-name="Standard" style:list-style-name="L3">
      <style:text-properties fo:font-weight="normal" officeooo:rsid="0029ff6f" officeooo:paragraph-rsid="0029ff6f" style:font-weight-asian="normal" style:font-weight-complex="normal"/>
    </style:style>
    <style:style style:name="P19" style:family="paragraph" style:parent-style-name="Standard" style:list-style-name="L3">
      <style:text-properties fo:font-weight="normal" officeooo:rsid="0037c81c" officeooo:paragraph-rsid="0037c81c" style:font-weight-asian="normal" style:font-weight-complex="normal"/>
    </style:style>
    <style:style style:name="P20" style:family="paragraph" style:parent-style-name="Standard" style:list-style-name="WW8Num3">
      <style:text-properties officeooo:paragraph-rsid="00122177"/>
    </style:style>
    <style:style style:name="P21" style:family="paragraph" style:parent-style-name="Standard" style:list-style-name="WW8Num3">
      <style:text-properties officeooo:paragraph-rsid="001176ed"/>
    </style:style>
    <style:style style:name="P22" style:family="paragraph" style:parent-style-name="Standard" style:list-style-name="WW8Num3">
      <style:text-properties officeooo:rsid="00122177" officeooo:paragraph-rsid="00122177"/>
    </style:style>
    <style:style style:name="P23" style:family="paragraph" style:parent-style-name="Standard" style:list-style-name="L1">
      <style:text-properties officeooo:paragraph-rsid="0014ad49"/>
    </style:style>
    <style:style style:name="P24" style:family="paragraph" style:parent-style-name="Standard" style:list-style-name="L1">
      <style:text-properties officeooo:rsid="003e9a16" officeooo:paragraph-rsid="003e9a16"/>
    </style:style>
    <style:style style:name="P25" style:family="paragraph" style:parent-style-name="Standard" style:list-style-name="L1">
      <style:text-properties officeooo:rsid="001a4008" officeooo:paragraph-rsid="003e9a16"/>
    </style:style>
    <style:style style:name="P26" style:family="paragraph" style:parent-style-name="Standard" style:list-style-name="L1">
      <style:text-properties officeooo:rsid="001c0015" officeooo:paragraph-rsid="001c0015"/>
    </style:style>
    <style:style style:name="P27" style:family="paragraph" style:parent-style-name="Standard" style:list-style-name="L1">
      <style:text-properties officeooo:rsid="001c0015" officeooo:paragraph-rsid="004ea70a"/>
    </style:style>
    <style:style style:name="P28" style:family="paragraph" style:parent-style-name="Standard" style:list-style-name="L1">
      <style:text-properties officeooo:rsid="00209aed" officeooo:paragraph-rsid="00209aed"/>
    </style:style>
    <style:style style:name="P29" style:family="paragraph" style:parent-style-name="Standard" style:list-style-name="L1">
      <style:text-properties officeooo:rsid="004302ef" officeooo:paragraph-rsid="004302ef"/>
    </style:style>
    <style:style style:name="P30" style:family="paragraph" style:parent-style-name="Standard" style:list-style-name="L2">
      <style:text-properties officeooo:rsid="004302ef" officeooo:paragraph-rsid="004302ef"/>
    </style:style>
    <style:style style:name="P31" style:family="paragraph" style:parent-style-name="Standard" style:list-style-name="L2">
      <style:text-properties officeooo:rsid="004302ef" officeooo:paragraph-rsid="00459a91"/>
    </style:style>
    <style:style style:name="P32" style:family="paragraph" style:parent-style-name="Standard" style:list-style-name="L2">
      <style:text-properties officeooo:rsid="004302ef" officeooo:paragraph-rsid="0044c1b5"/>
    </style:style>
    <style:style style:name="P33" style:family="paragraph" style:parent-style-name="Standard" style:list-style-name="L2">
      <style:text-properties officeooo:rsid="004302ef" officeooo:paragraph-rsid="00471253"/>
    </style:style>
    <style:style style:name="P34" style:family="paragraph" style:parent-style-name="Standard" style:list-style-name="L2">
      <style:text-properties officeooo:rsid="00474863" officeooo:paragraph-rsid="00474863"/>
    </style:style>
    <style:style style:name="P35" style:family="paragraph" style:parent-style-name="Standard" style:list-style-name="WW8Num2">
      <style:paragraph-properties fo:margin-left="1.27cm" fo:margin-right="0cm" fo:text-indent="-0.635cm" style:auto-text-indent="false"/>
    </style:style>
    <style:style style:name="P36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37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38" style:family="paragraph" style:parent-style-name="Heading_20_1">
      <style:paragraph-properties fo:break-before="page"/>
    </style:style>
    <style:style style:name="P39" style:family="paragraph" style:parent-style-name="Heading_20_2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2177" style:font-weight-asian="bold" style:font-weight-complex="bold"/>
    </style:style>
    <style:style style:name="T3" style:family="text">
      <style:text-properties fo:font-weight="bold" officeooo:rsid="0011305f" style:font-weight-asian="bold" style:font-weight-complex="bold"/>
    </style:style>
    <style:style style:name="T4" style:family="text">
      <style:text-properties fo:font-weight="bold" officeooo:rsid="001a82c1" style:font-weight-asian="bold" style:font-weight-complex="bold"/>
    </style:style>
    <style:style style:name="T5" style:family="text">
      <style:text-properties fo:font-weight="bold" officeooo:rsid="001de2dd" style:font-weight-asian="bold" style:font-weight-complex="bold"/>
    </style:style>
    <style:style style:name="T6" style:family="text">
      <style:text-properties fo:font-weight="bold" officeooo:rsid="002297c9" style:font-weight-asian="bold" style:font-weight-complex="bold"/>
    </style:style>
    <style:style style:name="T7" style:family="text">
      <style:text-properties fo:font-weight="bold" officeooo:rsid="0022fe75" style:font-weight-asian="bold" style:font-weight-complex="bold"/>
    </style:style>
    <style:style style:name="T8" style:family="text">
      <style:text-properties fo:font-weight="bold" officeooo:rsid="00268bab" style:font-weight-asian="bold" style:font-weight-complex="bold"/>
    </style:style>
    <style:style style:name="T9" style:family="text">
      <style:text-properties fo:font-weight="bold" officeooo:rsid="00285a01" style:font-weight-asian="bold" style:font-weight-complex="bold"/>
    </style:style>
    <style:style style:name="T10" style:family="text">
      <style:text-properties fo:font-weight="bold" officeooo:rsid="003c8362" style:font-weight-asian="bold" style:font-weight-complex="bold"/>
    </style:style>
    <style:style style:name="T11" style:family="text">
      <style:text-properties fo:font-weight="bold" officeooo:rsid="003e9a16" style:font-weight-asian="bold" style:font-weight-complex="bold"/>
    </style:style>
    <style:style style:name="T12" style:family="text">
      <style:text-properties fo:font-weight="bold" officeooo:rsid="0044c1b5" style:font-weight-asian="bold" style:font-weight-complex="bold"/>
    </style:style>
    <style:style style:name="T13" style:family="text">
      <style:text-properties fo:font-weight="bold" officeooo:rsid="00459a91" style:font-weight-asian="bold" style:font-weight-complex="bold"/>
    </style:style>
    <style:style style:name="T14" style:family="text">
      <style:text-properties fo:font-weight="bold" officeooo:rsid="00471253" style:font-weight-asian="bold" style:font-weight-complex="bold"/>
    </style:style>
    <style:style style:name="T15" style:family="text">
      <style:text-properties fo:font-weight="bold" officeooo:rsid="004a88a4" style:font-weight-asian="bold" style:font-weight-complex="bold"/>
    </style:style>
    <style:style style:name="T16" style:family="text">
      <style:text-properties fo:font-weight="bold" officeooo:rsid="004beee7" style:font-weight-asian="bold" style:font-weight-complex="bold"/>
    </style:style>
    <style:style style:name="T17" style:family="text">
      <style:text-properties fo:font-weight="bold" officeooo:rsid="004ea70a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1176ed" style:font-weight-asian="normal" style:font-weight-complex="normal"/>
    </style:style>
    <style:style style:name="T20" style:family="text">
      <style:text-properties fo:font-weight="normal" officeooo:rsid="0014ad49" style:font-weight-asian="normal" style:font-weight-complex="normal"/>
    </style:style>
    <style:style style:name="T21" style:family="text">
      <style:text-properties fo:font-weight="normal" officeooo:rsid="00122177" style:font-weight-asian="normal" style:font-weight-complex="normal"/>
    </style:style>
    <style:style style:name="T22" style:family="text">
      <style:text-properties fo:font-weight="normal" officeooo:rsid="00192732" style:font-weight-asian="normal" style:font-weight-complex="normal"/>
    </style:style>
    <style:style style:name="T23" style:family="text">
      <style:text-properties fo:font-weight="normal" officeooo:rsid="001a82c1" style:font-weight-asian="normal" style:font-weight-complex="normal"/>
    </style:style>
    <style:style style:name="T24" style:family="text">
      <style:text-properties fo:font-weight="normal" officeooo:rsid="001de2dd" style:font-weight-asian="normal" style:font-weight-complex="normal"/>
    </style:style>
    <style:style style:name="T25" style:family="text">
      <style:text-properties fo:font-weight="normal" officeooo:rsid="002297c9" style:font-weight-asian="normal" style:font-weight-complex="normal"/>
    </style:style>
    <style:style style:name="T26" style:family="text">
      <style:text-properties fo:font-weight="normal" officeooo:rsid="0022fe75" style:font-weight-asian="normal" style:font-weight-complex="normal"/>
    </style:style>
    <style:style style:name="T27" style:family="text">
      <style:text-properties fo:font-weight="normal" officeooo:rsid="00268bab" style:font-weight-asian="normal" style:font-weight-complex="normal"/>
    </style:style>
    <style:style style:name="T28" style:family="text">
      <style:text-properties fo:font-weight="normal" officeooo:rsid="00285a01" style:font-weight-asian="normal" style:font-weight-complex="normal"/>
    </style:style>
    <style:style style:name="T29" style:family="text">
      <style:text-properties fo:font-weight="normal" officeooo:rsid="00322aa9" style:font-weight-asian="normal" style:font-weight-complex="normal"/>
    </style:style>
    <style:style style:name="T30" style:family="text">
      <style:text-properties fo:font-weight="normal" officeooo:rsid="00323689" style:font-weight-asian="normal" style:font-weight-complex="normal"/>
    </style:style>
    <style:style style:name="T31" style:family="text">
      <style:text-properties fo:font-weight="normal" officeooo:rsid="003c8362" style:font-weight-asian="normal" style:font-weight-complex="normal"/>
    </style:style>
    <style:style style:name="T32" style:family="text">
      <style:text-properties fo:font-weight="normal" officeooo:rsid="003e9a16" style:font-weight-asian="normal" style:font-weight-complex="normal"/>
    </style:style>
    <style:style style:name="T33" style:family="text">
      <style:text-properties fo:font-weight="normal" officeooo:rsid="0044c1b5" style:font-weight-asian="normal" style:font-weight-complex="normal"/>
    </style:style>
    <style:style style:name="T34" style:family="text">
      <style:text-properties fo:font-weight="normal" officeooo:rsid="004302ef" style:font-weight-asian="normal" style:font-weight-complex="normal"/>
    </style:style>
    <style:style style:name="T35" style:family="text">
      <style:text-properties fo:font-weight="normal" officeooo:rsid="00471253" style:font-weight-asian="normal" style:font-weight-complex="normal"/>
    </style:style>
    <style:style style:name="T36" style:family="text">
      <style:text-properties fo:font-weight="normal" officeooo:rsid="0048cd16" style:font-weight-asian="normal" style:font-weight-complex="normal"/>
    </style:style>
    <style:style style:name="T37" style:family="text">
      <style:text-properties fo:font-weight="normal" officeooo:rsid="004a88a4" style:font-weight-asian="normal" style:font-weight-complex="normal"/>
    </style:style>
    <style:style style:name="T38" style:family="text">
      <style:text-properties fo:font-weight="normal" officeooo:rsid="004beee7" style:font-weight-asian="normal" style:font-weight-complex="normal"/>
    </style:style>
    <style:style style:name="T39" style:family="text">
      <style:text-properties fo:font-weight="normal" officeooo:rsid="004dac6e" style:font-weight-asian="normal" style:font-weight-complex="normal"/>
    </style:style>
    <style:style style:name="T40" style:family="text">
      <style:text-properties fo:font-weight="normal" officeooo:rsid="004ea70a" style:font-weight-asian="normal" style:font-weight-complex="normal"/>
    </style:style>
    <style:style style:name="T41" style:family="text">
      <style:text-properties officeooo:rsid="001011a1"/>
    </style:style>
    <style:style style:name="T42" style:family="text">
      <style:text-properties officeooo:rsid="00102f77"/>
    </style:style>
    <style:style style:name="T43" style:family="text">
      <style:text-properties officeooo:rsid="0011305f"/>
    </style:style>
    <style:style style:name="T44" style:family="text">
      <style:text-properties officeooo:rsid="001176ed"/>
    </style:style>
    <style:style style:name="T45" style:family="text">
      <style:text-properties officeooo:rsid="0014ad49"/>
    </style:style>
    <style:style style:name="T46" style:family="text">
      <style:text-properties officeooo:rsid="00177bb0"/>
    </style:style>
    <style:style style:name="T47" style:family="text">
      <style:text-properties officeooo:rsid="0022fe75"/>
    </style:style>
    <style:style style:name="T48" style:family="text">
      <style:text-properties officeooo:rsid="0024d94d"/>
    </style:style>
    <style:style style:name="T49" style:family="text">
      <style:text-properties officeooo:rsid="00268bab"/>
    </style:style>
    <style:style style:name="T50" style:family="text">
      <style:text-properties officeooo:rsid="00122177"/>
    </style:style>
    <style:style style:name="T51" style:family="text">
      <style:text-properties officeooo:rsid="00285a01"/>
    </style:style>
    <style:style style:name="T52" style:family="text">
      <style:text-properties officeooo:rsid="003bbf33"/>
    </style:style>
    <style:style style:name="T53" style:family="text">
      <style:text-properties officeooo:rsid="003c3022"/>
    </style:style>
    <style:style style:name="T54" style:family="text">
      <style:text-properties officeooo:rsid="0041deb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tab/></text:p>
      <text:p text:style-name="P1"/>
      <text:p text:style-name="P1"><text:span text:style-name="T46">Описание IoT сервера под ОС Linux для автономного сбора данных с устройства</text:span>.</text:p>
      <text:p text:style-name="P4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9"><text:a xlink:type="simple" xlink:href="#__RefHeading___Toc195_159447762" text:style-name="Internet_20_link" text:visited-style-name="Visited_20_Internet_20_Link">Общее описание<text:tab/>3</text:a></text:p>
          <text:p text:style-name="P9"><text:a xlink:type="simple" xlink:href="#__RefHeading___Toc654_111683930" text:style-name="Internet_20_link" text:visited-style-name="Visited_20_Internet_20_Link">Конфигурационный файл сервера<text:tab/>3</text:a></text:p>
          <text:p text:style-name="P9"><text:a xlink:type="simple" xlink:href="#__RefHeading___Toc650_111683930" text:style-name="Internet_20_link" text:visited-style-name="Visited_20_Internet_20_Link">Доступные каналы для управления IoT сервером<text:tab/>3</text:a></text:p>
          <text:p text:style-name="P9"><text:a xlink:type="simple" xlink:href="#__RefHeading___Toc197_159447762" text:style-name="Internet_20_link" text:visited-style-name="Visited_20_Internet_20_Link">Описание протокола<text:tab/>3</text:a></text:p>
          <text:p text:style-name="P9"><text:a xlink:type="simple" xlink:href="#__RefHeading___Toc199_159447762" text:style-name="Internet_20_link" text:visited-style-name="Visited_20_Internet_20_Link">Базовые типы сообщений<text:tab/>3</text:a></text:p>
          <text:p text:style-name="P9"><text:a xlink:type="simple" xlink:href="#__RefHeading___Toc652_111683930" text:style-name="Internet_20_link" text:visited-style-name="Visited_20_Internet_20_Link">Команды серверу<text:tab/>4</text:a></text:p>
        </text:index-body>
      </text:table-of-content>
      <text:h text:style-name="P37" text:outline-level="1"/>
      <text:h text:style-name="P38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<text:span text:style-name="T46">сервер для автономного сбора данных с устройств IoT и управления этими устройствами, а также</text:span> протокол взаимодействия <text:span text:style-name="T41">с IoT сервером через доступные для управления каналы связи</text:span>.</text:p>
      <text:h text:style-name="Heading_20_1" text:outline-level="1"><text:bookmark-start text:name="__RefHeading___Toc654_111683930"/>Конфигурационный файл сервера<text:bookmark-end text:name="__RefHeading___Toc654_111683930"/></text:h>
      <text:p text:style-name="P3">Настройки сервера хранятся в конфигурационном файле /etc/<text:span text:style-name="T42">wliotproxyd</text:span>.ini</text:p>
      <text:h text:style-name="Heading_20_1" text:outline-level="1"><text:bookmark-start text:name="__RefHeading___Toc650_111683930"/>Доступные каналы для управления IoT сервером<text:bookmark-end text:name="__RefHeading___Toc650_111683930"/></text:h>
      <text:p text:style-name="P2">Локальный UNIX-сокет <text:span text:style-name="T42">"</text:span>/<text:span text:style-name="T42">tmp/wliotproxyd"</text:span></text:p>
      <text:h text:style-name="Heading_20_1" text:outline-level="1"><text:bookmark-start text:name="__RefHeading___Toc197_159447762"/>Описание протокола<text:bookmark-end text:name="__RefHeading___Toc197_159447762"/></text:h>
      <text:list xml:id="list5398035095753539623" text:style-name="WW8Num2">
        <text:list-item>
          <text:p text:style-name="P13"><text:span text:style-name="T43">Клиент взаимодействует с IoT сервером</text:span> путем двухстороннего обмена текстовыми сообщениями Каждое сообщение — строка символов в кодировке UTF-8. Сообщения разделяются символом перевода строки с кодом 10 (<text:span text:style-name="T54">"</text:span>\n<text:span text:style-name="T54">"</text:span> <text:span text:style-name="T54">в языке С</text:span>).</text:p>
        </text:list-item>
        <text:list-item>
          <text:p text:style-name="P13">Сообщения состоят из нескольких элементов, первый из которых называется заголовком, остальные аргументами. Элементы сообщения разделяются символом с кодом 124 <text:span text:style-name="T54">"</text:span>|<text:span text:style-name="T54">"</text:span>. <text:span text:style-name="T54">Сами элементы сообщений не должны содержать символы "\n" и "|".</text:span><text:line-break/>Пример сообщения:<text:line-break/><text:span text:style-name="T1">info|Argument 1|Argument 2|Argument 3\n</text:span></text:p>
        </text:list-item>
        <text:list-item>
          <text:p text:style-name="P14">Сами элементы сообщений не должны содержать символов «\n» и «|».</text:p>
        </text:list-item>
        <text:list-item>
          <text:p text:style-name="P35">Для выполнения ряда наиболее распространенных действий зарезервирован ряд заголовков, назначение которых описано ниже. Остальные заголовки могут использоваться в зависимости от необходимости.</text:p>
        </text:list-item>
      </text:list>
      <text:h text:style-name="Heading_20_1" text:outline-level="1"><text:bookmark-start text:name="__RefHeading___Toc199_159447762"/>Базовые типы сообщений<text:bookmark-end text:name="__RefHeading___Toc199_159447762"/></text:h>
      <text:list xml:id="list8425302511405553666" text:style-name="WW8Num3">
        <text:list-item>
          <text:p text:style-name="P20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22">Сообщение с данными для клиента (или от клиента). Заголовок — <text:span text:style-name="T1">cmdata</text:span>. Предназначено для передачи данных между клиентом и сервером для обработки <text:span text:style-name="T45">команд.</text:span></text:p>
        </text:list-item>
        <text:list-item>
          <text:p text:style-name="P21">Сообщение синхронизации. Заголовок — <text:span text:style-name="T1">sync</text:span>. Предназначено для уведомления <text:span text:style-name="T43">клиента</text:span> о том, что <text:span text:style-name="T43">сервер</text:span> находится в рабочем состоянии. Используется для безопасного синхронного вызова функций. Аргументы отсутствуют. <text:span text:style-name="T43">Сервер</text:span> по окончании выполнения долж<text:span text:style-name="T44">ен</text:span> вернуть сообщение с заголовком <text:span text:style-name="T1">ok</text:span><text:span text:style-name="T18"> </text:span><text:span text:style-name="T37">или </text:span><text:span text:style-name="T15">err</text:span><text:span text:style-name="T19">.</text:span></text:p>
        </text:list-item>
      </text:list>
      <text:p text:style-name="P5"/>
      <text:h text:style-name="Heading_20_1" text:outline-level="1"><text:bookmark-start text:name="__RefHeading___Toc652_111683930"/><text:soft-page-break/>Команды серверу<text:bookmark-end text:name="__RefHeading___Toc652_111683930"/></text:h>
      <text:h text:style-name="Heading_20_2" text:outline-level="2">Подключение/отключение устройств</text:h>
      <text:list xml:id="list8815763660062337915" text:style-name="L1">
        <text:list-item>
          <text:p text:style-name="P23"><text:span text:style-name="T43">Перечисление всех имеющихся в системе TTY устройств. Заголовок — </text:span><text:span text:style-name="T3">list_tty</text:span><text:span text:style-name="T43">. Аргументы отсутствуют. Список устройств передается на клиент сообщениями </text:span><text:span text:style-name="T2">cmdata</text:span><text:span text:style-name="T21">, </text:span><text:span text:style-name="T20">содержащими следующие аргументы: имя порта, серийный номер, производитель, </text:span><text:span text:style-name="T30">usb vendor id (число), usb product id (число)</text:span><text:span text:style-name="T20">. </text:span><text:span text:style-name="T22">Если устройство идентифицировано, дополнительно передаются два аргумента — идентификатор и имя устройства.</text:span></text:p>
        </text:list-item>
        <text:list-item>
          <text:p text:style-name="P24"><text:span text:style-name="T22">И</text:span><text:span text:style-name="T18">дентификация TTY устройства. Заголовок — </text:span><text:span text:style-name="T1">indentify_tty</text:span><text:span text:style-name="T18">. Аргумент — имя порта</text:span><text:span text:style-name="T23">. В случае успешной идентификации </text:span><text:span text:style-name="T37">клиенту в ответ возвращаются </text:span><text:span text:style-name="T23">идентификатор устройства и имя устройства </text:span><text:span text:style-name="T37">(в ответном </text:span><text:span text:style-name="T15">ok</text:span><text:span text:style-name="T37"> сообщении)</text:span><text:span text:style-name="T23">.</text:span></text:p>
        </text:list-item>
        <text:list-item>
          <text:p text:style-name="P25"><text:span text:style-name="T32">Перечисление идентифицированных устройств</text:span><text:span text:style-name="T23">. Заголовок — </text:span><text:span text:style-name="T11">list_identified</text:span><text:span text:style-name="T23">. Аргумент</text:span><text:span text:style-name="T32">ы отсутствуют</text:span><text:span text:style-name="T23">. </text:span><text:span text:style-name="T32">Н</text:span><text:span text:style-name="T23">а клиент переда</text:span><text:span text:style-name="T39">ю</text:span><text:span text:style-name="T23">тся сообщени</text:span><text:span text:style-name="T39">я</text:span><text:span text:style-name="T23"> </text:span><text:span text:style-name="T4">cmdata</text:span><text:span text:style-name="T23"> с</text:span><text:span text:style-name="T32">о следующими</text:span><text:span text:style-name="T23"> аргументами</text:span><text:span text:style-name="T32">:</text:span><text:span text:style-name="T23"> идентификатор устройства, имя устройства, </text:span><text:span text:style-name="T32">тип соединения (tty, tcp и т. д.), порт или сетевой адрес устройства</text:span><text:span text:style-name="T23">.</text:span></text:p>
        </text:list-item>
        <text:list-item>
          <text:p text:style-name="P26"><text:span text:style-name="T23">П</text:span><text:span text:style-name="T18">еречисление </text:span><text:span text:style-name="T27">датчиков</text:span><text:span text:style-name="T18"> устройства. Заголовок — </text:span><text:span text:style-name="T1">list_sensors</text:span><text:span text:style-name="T18">. Агрумент — идентификатор </text:span><text:span text:style-name="T28">или имя</text:span><text:span text:style-name="T18"> устройства. </text:span><text:span text:style-name="T24">Список портов передается на клиент </text:span><text:span text:style-name="T40">в ответном </text:span><text:span text:style-name="T17">ok</text:span><text:span text:style-name="T40"> сообщении</text:span><text:span text:style-name="T24">, содержащим аргумент — xml описание сенсоров.</text:span></text:p>
        </text:list-item>
        <text:list-item>
          <text:p text:style-name="P27"><text:span text:style-name="T31">Запрос описания интерфейса управления</text:span><text:span text:style-name="T24">. Заголовок — </text:span><text:span text:style-name="T5">list_</text:span><text:span text:style-name="T10">controls</text:span><text:span text:style-name="T24">. Агрумент — идентификатор </text:span><text:span text:style-name="T28">или имя</text:span><text:span text:style-name="T24"> устройства. </text:span><text:span text:style-name="T31">Описание интерфейса управления передается </text:span><text:span text:style-name="T24">на клиент </text:span><text:span text:style-name="T40">в ответном </text:span><text:span text:style-name="T17">ok</text:span><text:span text:style-name="T40"> сообщении</text:span><text:span text:style-name="T24">, содержащим аргумент — xml описание </text:span><text:span text:style-name="T31">интерфейса управления</text:span><text:span text:style-name="T24">.</text:span></text:p>
        </text:list-item>
        <text:list-item>
          <text:p text:style-name="P28"><text:span text:style-name="T18">Отправка команды устройству. Заголовок — </text:span><text:span text:style-name="T1">exec_command</text:span><text:span text:style-name="T18">. Аргументы — идентификатор </text:span><text:span text:style-name="T28">или имя</text:span><text:span text:style-name="T18"> устройства, флаг ожидания сообщения </text:span><text:span text:style-name="T1">sync </text:span><text:span text:style-name="T18">(0 — </text:span><text:span text:style-name="T25">не дожидаться ответа устройства</text:span><text:span text:style-name="T18">, 1 — </text:span><text:span text:style-name="T25">ожидать ответ устройства, использовать сообщение </text:span><text:span text:style-name="T6">sync</text:span><text:span text:style-name="T25">, </text:span><text:span text:style-name="T29">по-умолчанию 1</text:span><text:span text:style-name="T18">), команда, далее аргументы команды. </text:span><text:span text:style-name="T26">В случае ожидания возвращаемого значения на клиент </text:span><text:span text:style-name="T38">в аргументах сообщения </text:span><text:span text:style-name="T16">ok</text:span><text:span text:style-name="T38"> будут переданы аргументы, возвращенные устройством</text:span><text:span text:style-name="T26">.</text:span></text:p>
        </text:list-item>
        <text:list-item>
          <text:p text:style-name="P29"><text:span text:style-name="T18">Управление конфигурацией устройств. Заголовок — </text:span><text:span text:style-name="T1">devices_config</text:span><text:span text:style-name="T18">. Содержит вложенные команды. Управление конфигурацией устройств подробно описано ниже.</text:span></text:p>
        </text:list-item>
      </text:list>
      <text:p text:style-name="P15"/>
      <text:h text:style-name="P39" text:outline-level="2">Управление конфигурацией устройств</text:h>
      <text:p text:style-name="P8"><text:span text:style-name="T18">Управление конфигурацией устройств на сервере производится с помощью сообщения с заголовком </text:span><text:span text:style-name="T1">devices_config</text:span><text:span text:style-name="T18">. Аргументы сообщения содержат вложенную команду и ее собственные аргументы. Пример:</text:span></text:p>
      <text:p text:style-name="P15">"devices_config|get_tty_by_port_name\n"</text:p>
      <text:p text:style-name="P15">Ниже приведено описание доступных команд.</text:p>
      <text:list xml:id="list2440621562848813670" text:style-name="L2">
        <text:list-item>
          <text:p text:style-name="P30"><text:span text:style-name="T18">Запрос списка фильтров tty устройств по имени порта. Команда — </text:span><text:span text:style-name="T1">get_tty_by_port_name</text:span><text:span text:style-name="T18">. Аргументы отсутствуют. Возвращает список фильтров по имени tty порта в виде регулярных выражений UNIX, разделенных запятой. Пример:<text:line-break/>"ttyACM*,ttyUSB0,ttyUSB2,ttyS0"</text:span></text:p>
        </text:list-item>
        <text:list-item>
          <text:p text:style-name="P31"><text:span text:style-name="T18">Установка списка фильтров tty устройств по имени порта. Команда — </text:span><text:span text:style-name="T1">set_tty_by_port_name</text:span><text:span text:style-name="T18">. Аргумент — список фильтров по имени tty порта в виде регулярных выражений UNIX, разделенных запятой.</text:span></text:p>
        </text:list-item>
        <text:list-item>
          <text:p text:style-name="P32"><text:span text:style-name="T18">Запрос списка фильтров tty устройств по </text:span><text:span text:style-name="T33">VIP и PID USB устройства (для преобразователей USB-COM)</text:span><text:span text:style-name="T18">. Команда — </text:span><text:span text:style-name="T1">get_tty_by_</text:span><text:span text:style-name="T12">vid_pid</text:span><text:span text:style-name="T18">. Аргументы отсутствуют. Возвращает список фильтров по </text:span><text:span text:style-name="T33">VID и PID USB устройства, разделенных запятой</text:span><text:span text:style-name="T18">. </text:span><text:span text:style-name="T33">Каждый фильтр — пара VID:PID или только VID, все в нижнем </text:span><text:soft-page-break/><text:span text:style-name="T33">регистре.</text:span><text:span text:style-name="T18"> Пример:<text:line-break/>"</text:span><text:span text:style-name="T33">1111:2222,3333,4444:5555</text:span><text:span text:style-name="T18">"</text:span></text:p>
        </text:list-item>
        <text:list-item>
          <text:p text:style-name="P31"><text:span text:style-name="T18">Установка списка фильтров tty устройств по </text:span><text:span text:style-name="T33">VIP и PID USB устройства</text:span><text:span text:style-name="T18">. Команда — </text:span><text:span text:style-name="T1">set_tty_by_</text:span><text:span text:style-name="T13">vid_pid</text:span><text:span text:style-name="T18">. Аргумент — список фильтров фильтров по </text:span><text:span text:style-name="T33">VID и PID USB устройства, разделенных запятой</text:span><text:span text:style-name="T18">.</text:span></text:p>
        </text:list-item>
        <text:list-item>
          <text:p text:style-name="P33"><text:span text:style-name="T18">Запрос списка </text:span><text:span text:style-name="T35">адресов tcp устройств</text:span><text:span text:style-name="T18">. Команда — </text:span><text:span text:style-name="T1">get_</text:span><text:span text:style-name="T14">tcp_by_address</text:span><text:span text:style-name="T18">. Аргументы отсутствуют. Возвращает список </text:span><text:span text:style-name="T35">адресов tcp устройств (IP-адрес или DNS имя хоста)</text:span><text:span text:style-name="T18">, разделенных запятой. Пример:<text:line-break/>"</text:span><text:span text:style-name="T35">192.168.1.1,example.com</text:span><text:span text:style-name="T18">"</text:span></text:p>
        </text:list-item>
        <text:list-item>
          <text:p text:style-name="P33"><text:span text:style-name="T18">Установка списка </text:span><text:span text:style-name="T35">адресов tcp устройств</text:span><text:span text:style-name="T18">. Команда — </text:span><text:span text:style-name="T1">set_t</text:span><text:span text:style-name="T14">cp_by_address</text:span><text:span text:style-name="T18">. Аргумент — список </text:span><text:span text:style-name="T35">адресов tcp устройств (IP-адрес или DNS имя хоста)</text:span><text:span text:style-name="T18">, разделенных запятой.</text:span></text:p>
        </text:list-item>
        <text:list-item>
          <text:p text:style-name="P34"><text:span text:style-name="T18">Включение/выключение автоматического поиска устройств в локальной сети. Команда <text:s text:c="3"/></text:span><text:span text:style-name="T34">— </text:span><text:span text:style-name="T1">set_detect_tcp_devices</text:span><text:span text:style-name="T18">. Аргумент — true|false или 1|0. </text:span><text:span text:style-name="T36">Если "true" или "1" — сервер регулярно рассылает в сеть широковещательные запросы, устройства определяют адрес сервера и подключаются к нему.</text:span></text:p>
        </text:list-item>
      </text:list>
      <text:p text:style-name="P6"/>
      <text:h text:style-name="Heading_20_2" text:outline-level="2"><text:span text:style-name="T47">У</text:span>правление сенсорами <text:span text:style-name="T48">в базе</text:span></text:h>
      <text:list xml:id="list6517524013996124861" text:style-name="L3">
        <text:list-item>
          <text:p text:style-name="P16">Перечисление <text:span text:style-name="T49">датчиков</text:span> в локальной базе. Заголовок — <text:span text:style-name="T8">list_storages</text:span><text:span text:style-name="T49">. Аргументы отсутствуют. Список устройств передается на клиент сообщениями </text:span><text:span text:style-name="T2">cmdata</text:span><text:span text:style-name="T50">, содержащими следующие аргументы: идентификатор устройства, имя устройства (пустое, если не сохранено), имя датчика, тип хранилища (continuous, auto_sessions, last_n_values,memory), правило преобразования временной метки (dont_touch, add_gt, drop_time).</text:span></text:p>
        </text:list-item>
        <text:list-item>
          <text:p text:style-name="P17">Добавление <text:span text:style-name="T51">датчика в базу. Заголовок — </text:span><text:span text:style-name="T9">add_sensor</text:span><text:span text:style-name="T51">. Аргументы: идентификатор или имя устройства, название датчика, тип хранилища (continuous, auto_sessions, last_n_values), правило преобразования временной метки (dont_touch, add_global_time, drop_time). Для хранилища типа <text:s/>last_n_values дополнительно передается параметр N — число хранимых значений.</text:span></text:p>
        </text:list-item>
        <text:list-item>
          <text:p text:style-name="P18">Удаление сенсора из базы. Заголовок — <text:span text:style-name="T1">remove_sensor</text:span>. <text:s/><text:span text:style-name="T51">Аргументы: идентификатор или имя устройства, название датчика.</text:span></text:p>
        </text:list-item>
        <text:list-item>
          <text:p text:style-name="P19">Привязка сенсора к внешнему IoT сервису. Заголовок — <text:span text:style-name="T1">bind_sensor</text:span>. Аргументы: название сервиса из списка поддерживаемых, <text:span text:style-name="T52">имя или идентификатор устройства, название датчика</text:span>. Далее идут параметры для сервиса в формате ключ:значение.</text:p>
        </text:list-item>
      </text:list>
      <text:h text:style-name="Heading_20_2" text:outline-level="2">Поддерживаемые внешние IoT сервисы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0">Название сервиса</text:p>
          </table:table-cell>
          <table:table-cell table:style-name="Таблица1.A1" office:value-type="string">
            <text:p text:style-name="P10">Описание</text:p>
          </table:table-cell>
          <table:table-cell table:style-name="Таблица1.C1" office:value-type="string">
            <text:p text:style-name="P10">Параметры</text:p>
          </table:table-cell>
        </table:table-row>
        <table:table-row>
          <table:table-cell table:style-name="Таблица1.A2" office:value-type="string">
            <text:p text:style-name="P10">iotkit-agent</text:p>
          </table:table-cell>
          <table:table-cell table:style-name="Таблица1.A2" office:value-type="string">
            <text:p text:style-name="P11">Сервис для интернета вещей от Intel (<text:a xlink:type="simple" xlink:href="https://github.com/enableiot/iotkit-agent" text:style-name="Internet_20_link" text:visited-style-name="Visited_20_Internet_20_Link"><text:span text:style-name="T53">https://github.com/enableiot/iotkit-agent</text:span></text:a>)</text:p>
          </table:table-cell>
          <table:table-cell table:style-name="Таблица1.C2" office:value-type="string">
            <text:p text:style-name="P12">sensor_name — имя сенсора для программы iotkit-agent, под которым будут передаваться данные</text:p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creator>Денич Андреевич Беспалов</dc:creator>
    <dc:date>2017-09-05T13:53:44.197378010</dc:date>
    <meta:editing-cycles>169</meta:editing-cycles>
    <meta:editing-duration>P1DT19H23M37S</meta:editing-duration>
    <meta:generator>LibreOffice/4.4.7.2$Linux_x86 LibreOffice_project/40$Build-2</meta:generator>
    <meta:document-statistic meta:table-count="1" meta:image-count="0" meta:object-count="0" meta:page-count="5" meta:paragraph-count="56" meta:word-count="890" meta:character-count="7420" meta:non-whitespace-character-count="6563"/>
  </office:meta>
</office:document-meta>
</file>